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3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5T23:51:36.14</dc:date>
    <dc:creator>Seab Dinch</dc:creator>
    <meta:editing-duration>P7DT21H20M53S</meta:editing-duration>
    <meta:editing-cycles>433</meta:editing-cycles>
    <meta:generator>OpenOffice/4.1.2$Win32 OpenOffice.org_project/412m3$Build-9782</meta:generator>
    <meta:document-statistic meta:table-count="3" meta:cell-count="1068" meta:object-count="0"/>
  </office:meta>
</office:document-meta>
</file>